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mil54" svg:font-family="tmil54"/>
    <style:font-face style:name="tmil54binv" svg:font-family="tmil54binv"/>
    <style:font-face style:name="tmil58" svg:font-family="tmil58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7146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7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81" style:family="table-cell" style:parent-style-name="Default">
      <style:table-cell-properties fo:background-color="#ff9999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18pt" fo:font-style="normal" style:text-underline-style="none" fo:font-weight="normal" style:font-name-asian="tmil54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20pt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20pt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tmil58" fo:font-size="14pt" fo:font-style="normal" style:text-underline-style="none" fo:font-weight="normal" style:font-name-asian="tmil58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fo:background-color="#99ccff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8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/>
      <style:text-properties fo:color="#ffffff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11" style:family="table-cell" style:parent-style-name="Default">
      <style:table-cell-properties fo:background-color="#d4ea6b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83" style:family="table-cell" style:parent-style-name="Default">
      <style:table-cell-properties fo:background-color="#fdff8c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tmil54" fo:font-size="20pt" fo:font-style="normal" style:text-underline-style="none" fo:font-weight="normal" style:font-name-asian="tmil54" style:font-size-asian="20pt" style:font-style-asian="normal" style:font-weight-asian="normal" style:font-size-complex="20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20pt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color="#000000" style:font-name="tmil54" fo:font-size="20pt" fo:font-weight="normal" style:text-underline-style="none" style:text-underline-color="font-color" style:text-line-through-type="none" fo:font-style="normal" style:font-name-asian="tmil54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fo:font-size="20pt" fo:font-weight="normal" style:text-underline-style="none" style:text-underline-color="font-color" style:text-line-through-type="none" fo:font-style="normal" style:font-size-asian="20pt" style:font-size-complex="20pt" style:font-weight-asian="normal" style:font-weight-complex="normal" style:font-style-asian="normal" style:font-style-complex="normal" style:font-name="tmil54binv" style:font-name-asian="tmil54binv"/>
    </style:style>
    <style:style style:name="T3" style:family="text">
      <style:text-properties fo:color="#000000" style:font-name="tmil58" fo:font-size="20pt" fo:font-weight="normal" style:text-underline-style="none" style:text-underline-color="font-color" style:text-line-through-type="none" fo:font-style="normal" style:font-name-asian="tmil58" style:font-size-asian="20pt" style:font-size-complex="20pt" style:font-weight-asian="normal" style:font-weight-complex="normal" style:font-style-asian="normal" style:font-style-complex="normal"/>
    </style:style>
    <style:style style:name="T4" style:family="text">
      <style:text-properties style:font-style-complex="normal" fo:color="#000000" style:font-style-asian="normal" style:font-weight-complex="normal" style:font-weight-asian="normal" style:font-size-complex="20pt" style:font-size-asian="20pt" style:font-name-asian="Arial" fo:font-style="normal" style:text-line-through-type="none" style:text-underline-style="none" style:text-underline-color="font-color" fo:font-weight="normal" fo:font-size="20pt" style:font-name="Arial"/>
    </style:style>
    <style:style style:name="T5" style:family="text">
      <style:text-properties style:font-style-complex="normal" fo:color="#000000" style:font-style-asian="normal" style:font-weight-complex="normal" style:font-weight-asian="normal" style:font-size-complex="20pt" style:font-size-asian="20pt" fo:font-style="normal" style:text-line-through-type="none" style:text-underline-style="none" style:text-underline-color="font-color" fo:font-weight="normal" fo:font-size="20pt" style:font-name="tmil58" style:font-name-asian="tmil58"/>
    </style:style>
    <style:style style:name="T6" style:family="text">
      <style:text-properties style:font-style-complex="normal" style:font-style-asian="normal" style:font-weight-complex="normal" style:font-weight-asian="normal" style:font-size-complex="20pt" style:font-size-asian="20pt" fo:font-style="normal" style:text-line-through-type="none" style:text-underline-style="none" style:text-underline-color="font-color" fo:font-weight="normal" fo:font-size="20pt" style:font-name="tmil58" style:font-name-asian="tmil58" fo:color="#650953"/>
    </style:style>
    <style:style style:name="T7" style:family="text">
      <style:text-properties style:font-style-complex="normal" style:font-style-asian="normal" style:font-weight-complex="normal" style:font-weight-asian="normal" style:font-size-complex="20pt" style:font-size-asian="20pt" fo:font-style="normal" style:text-line-through-type="none" style:text-underline-style="none" style:text-underline-color="font-color" fo:font-weight="normal" fo:font-size="20pt" style:font-name="tmil58" style:font-name-asian="tmil58" fo:color="#000000"/>
    </style:style>
    <style:style style:name="T8" style:family="text">
      <style:text-properties style:font-style-complex="normal" style:font-style-asian="normal" style:font-weight-complex="normal" style:font-weight-asian="normal" style:font-size-complex="20pt" style:font-size-asian="20pt" fo:font-style="normal" style:text-line-through-type="none" style:text-underline-style="none" style:text-underline-color="font-color" fo:font-weight="normal" fo:font-size="20pt" style:font-name="tmil58" style:font-name-asian="tmil58" fo:color="#0000ff"/>
    </style:style>
    <style:style style:name="T9" style:family="text">
      <style:text-properties style:font-name="tmil58" style:font-style-complex="normal" style:font-style-asian="normal" style:font-weight-complex="normal" style:font-weight-asian="normal" style:font-size-complex="20pt" style:font-size-asian="20pt" style:font-name-asian="tmil58" fo:font-style="normal" style:text-line-through-type="none" style:text-underline-style="none" style:text-underline-color="font-color" fo:font-weight="normal" fo:font-size="20pt" fo:color="#813709"/>
    </style:style>
    <style:style style:name="T10" style:family="text">
      <style:text-properties style:font-name="tmil58" style:font-style-complex="normal" style:font-style-asian="normal" style:font-weight-complex="normal" style:font-weight-asian="normal" style:font-size-complex="20pt" style:font-size-asian="20pt" style:font-name-asian="tmil58" fo:font-style="normal" style:text-line-through-type="none" style:text-underline-style="none" style:text-underline-color="font-color" fo:font-weight="normal" fo:font-size="20pt" fo:color="#000000"/>
    </style:style>
    <style:style style:name="T11" style:family="text">
      <style:text-properties style:font-name="tmil58" style:font-style-complex="normal" style:font-style-asian="normal" style:font-weight-complex="normal" style:font-weight-asian="normal" style:font-size-complex="20pt" style:font-size-asian="20pt" style:font-name-asian="tmil58" fo:font-style="normal" style:text-line-through-type="none" style:text-underline-style="none" style:text-underline-color="font-color" fo:font-weight="normal" fo:font-size="20pt" fo:color="#0000ff"/>
    </style:style>
    <style:style style:name="T12" style:family="text">
      <style:text-properties style:font-style-complex="normal" fo:color="#000000" style:font-style-asian="normal" style:font-weight-complex="normal" style:font-weight-asian="normal" style:font-name-asian="tmil58" fo:font-style="normal" style:text-line-through-type="none" style:text-underline-style="none" style:text-underline-color="font-color" fo:font-weight="normal" style:font-name="tmil58" fo:font-size="13pt" style:font-size-asian="13pt" style:font-size-complex="13pt"/>
    </style:style>
    <style:style style:name="T13" style:family="text">
      <style:text-properties style:font-style-complex="normal" style:font-style-asian="normal" style:font-weight-complex="normal" style:font-weight-asian="normal" style:font-name-asian="tmil58" fo:font-style="normal" style:text-line-through-type="none" style:text-underline-style="none" style:text-underline-color="font-color" fo:font-weight="normal" style:font-name="tmil58" fo:font-size="13pt" style:font-size-asian="13pt" style:font-size-complex="13pt" fo:color="#d62e4e"/>
    </style:style>
    <style:style style:name="T14" style:family="text">
      <style:text-properties style:font-style-complex="normal" style:font-style-asian="normal" style:font-weight-complex="normal" style:font-weight-asian="normal" style:font-name-asian="tmil58" fo:font-style="normal" style:text-line-through-type="none" style:text-underline-style="none" style:text-underline-color="font-color" fo:font-weight="normal" style:font-name="tmil58" fo:font-size="13pt" style:font-size-asian="13pt" style:font-size-complex="13pt" fo:color="#784b04"/>
    </style:style>
    <style:style style:name="T15" style:family="text">
      <style:text-properties style:font-style-complex="normal" style:font-style-asian="normal" style:font-weight-complex="normal" style:font-weight-asian="normal" style:font-name-asian="tmil58" fo:font-style="normal" style:text-line-through-type="none" style:text-underline-style="none" style:text-underline-color="font-color" fo:font-weight="normal" style:font-name="tmil58" fo:color="#784b04" fo:font-size="13pt" style:font-size-asian="13pt" style:font-size-complex="13pt"/>
    </style:style>
    <style:style style:name="T16" style:family="text">
      <style:text-properties style:font-style-complex="normal" style:font-style-asian="normal" style:font-weight-complex="normal" style:font-weight-asian="normal" style:font-name-asian="tmil58" fo:font-style="normal" style:text-line-through-type="none" style:text-underline-style="none" style:text-underline-color="font-color" fo:font-weight="normal" style:font-name="tmil58" fo:font-size="13pt" style:font-size-asian="13pt" style:font-size-complex="13pt" fo:color="#a7074b"/>
    </style:style>
    <style:style style:name="T17" style:family="text">
      <style:text-properties fo:font-size="13pt" style:font-size-asian="13pt" style:font-weight-asian="bold" style:font-weight-complex="bold" style:font-style-asian="normal" fo:color="#000000" style:font-style-complex="normal" style:font-name="tmil58" fo:font-weight="bold" style:text-underline-style="none" style:text-underline-color="font-color" style:text-line-through-type="none" fo:font-style="normal" style:font-name-asian="tmil58" style:font-size-complex="13pt"/>
    </style:style>
    <style:style style:name="T18" style:family="text">
      <style:text-properties fo:font-size="13pt" style:font-size-asian="13pt" style:font-style-asian="normal" style:font-style-complex="normal" style:font-name="tmil58" style:text-underline-style="none" style:text-underline-color="font-color" style:text-line-through-type="none" fo:font-style="normal" style:font-name-asian="tmil58" style:font-size-complex="13pt" fo:color="#0000ff" fo:font-weight="normal" style:font-weight-asian="normal" style:font-weight-complex="normal"/>
    </style:style>
    <style:style style:name="T19" style:family="text">
      <style:text-properties fo:color="#ffffff" style:font-name="tmil54" fo:font-size="20pt" fo:font-weight="normal" style:text-underline-style="none" style:text-underline-color="font-color" style:text-line-through-type="none" fo:font-style="normal" style:font-name-asian="tmil54" style:font-size-asian="20pt" style:font-size-complex="20pt" style:font-weight-asian="normal" style:font-weight-complex="normal" style:font-style-asian="normal" style:font-style-complex="normal"/>
    </style:style>
    <style:style style:name="T20" style:family="text">
      <style:text-properties fo:color="#ffffff" fo:font-size="20pt" fo:font-weight="normal" style:text-underline-style="none" style:text-underline-color="font-color" style:text-line-through-type="none" fo:font-style="normal" style:font-size-asian="20pt" style:font-size-complex="20pt" style:font-weight-asian="normal" style:font-weight-complex="normal" style:font-style-asian="normal" style:font-style-complex="normal" style:font-name="tmil54binv" style:font-name-asian="tmil54binv"/>
    </style:style>
    <style:style style:name="T21" style:family="text">
      <style:text-properties fo:color="#ffffff" style:font-name="tmil58" fo:font-size="20pt" fo:font-weight="normal" style:text-underline-style="none" style:text-underline-color="font-color" style:text-line-through-type="none" fo:font-style="normal" style:font-name-asian="tmil58" style:font-size-asian="20pt" style:font-size-complex="20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0"/>
        <table:table-column table:style-name="co1" table:number-columns-repeated="4" table:default-cell-style-name="ce73"/>
        <table:table-column table:style-name="co2" table:default-cell-style-name="ce73"/>
        <table:table-column table:style-name="co3" table:default-cell-style-name="ce73"/>
        <table:table-column table:style-name="co2" table:default-cell-style-name="ce73"/>
        <table:table-column table:style-name="co3" table:default-cell-style-name="ce73"/>
        <table:table-column table:style-name="co2" table:default-cell-style-name="ce73"/>
        <table:table-column table:style-name="co3" table:default-cell-style-name="ce73"/>
        <table:table-column table:style-name="co4" table:number-columns-repeated="2" table:default-cell-style-name="ce73"/>
        <table:table-column table:style-name="co1" table:number-columns-repeated="5" table:default-cell-style-name="ce73"/>
        <table:table-column table:style-name="co5" table:number-columns-repeated="7" table:default-cell-style-name="ce73"/>
        <table:table-column table:style-name="co6" table:number-columns-repeated="231" table:default-cell-style-name="ce15"/>
        <table:table-column table:style-name="co7" table:number-columns-repeated="768" table:default-cell-style-name="ce15"/>
        <table:table-row table:style-name="ro1">
          <table:table-cell table:style-name="ce67" office:value-type="string" calcext:value-type="string">
            <text:p><text:span text:style-name="T1">1</text:span><text:span text:style-name="T2">1</text:span></text:p>
          </table:table-cell>
          <table:table-cell table:style-name="ce67" office:value-type="string" calcext:value-type="string">
            <text:p><text:span text:style-name="T1">2</text:span><text:span text:style-name="T2">2</text:span></text:p>
          </table:table-cell>
          <table:table-cell table:style-name="ce67" office:value-type="string" calcext:value-type="string">
            <text:p><text:span text:style-name="T1">3</text:span><text:span text:style-name="T2">3</text:span></text:p>
          </table:table-cell>
          <table:table-cell table:style-name="ce67" office:value-type="string" calcext:value-type="string">
            <text:p><text:span text:style-name="T1">4</text:span><text:span text:style-name="T2">4</text:span></text:p>
          </table:table-cell>
          <table:table-cell table:style-name="ce67" office:value-type="string" calcext:value-type="string">
            <text:p><text:span text:style-name="T1">5</text:span><text:span text:style-name="T2">5</text:span></text:p>
          </table:table-cell>
          <table:table-cell table:style-name="ce67" office:value-type="string" calcext:value-type="string">
            <text:p><text:span text:style-name="T1">6</text:span><text:span text:style-name="T2">6</text:span></text:p>
          </table:table-cell>
          <table:table-cell table:style-name="ce67" office:value-type="string" calcext:value-type="string">
            <text:p><text:span text:style-name="T1">7</text:span><text:span text:style-name="T2">7</text:span></text:p>
          </table:table-cell>
          <table:table-cell table:style-name="ce67" office:value-type="string" calcext:value-type="string">
            <text:p><text:span text:style-name="T1">8</text:span><text:span text:style-name="T2">8</text:span></text:p>
          </table:table-cell>
          <table:table-cell table:style-name="ce67" office:value-type="string" calcext:value-type="string">
            <text:p><text:span text:style-name="T1">9</text:span><text:span text:style-name="T2">9</text:span></text:p>
          </table:table-cell>
          <table:table-cell table:style-name="ce67" office:value-type="string" calcext:value-type="string">
            <text:p><text:span text:style-name="T1">L</text:span><text:span text:style-name="T2">L</text:span></text:p>
          </table:table-cell>
          <table:table-cell table:style-name="ce67" office:value-type="string" calcext:value-type="string">
            <text:p><text:span text:style-name="T1">J</text:span><text:span text:style-name="T2">J</text:span></text:p>
          </table:table-cell>
          <table:table-cell table:style-name="ce67" office:value-type="string" calcext:value-type="string">
            <text:p><text:span text:style-name="T1">Q</text:span><text:span text:style-name="T2">Q</text:span></text:p>
          </table:table-cell>
          <table:table-cell table:style-name="ce67" office:value-type="string" calcext:value-type="string">
            <text:p><text:span text:style-name="T1">W</text:span><text:span text:style-name="T2">W</text:span></text:p>
          </table:table-cell>
          <table:table-cell table:style-name="ce67" office:value-type="string" calcext:value-type="string">
            <text:p><text:span text:style-name="T1">X</text:span><text:span text:style-name="T2">X</text:span></text:p>
          </table:table-cell>
          <table:table-cell table:style-name="ce67" office:value-type="string" calcext:value-type="string">
            <text:p><text:span text:style-name="T1">F</text:span><text:span text:style-name="T2">F</text:span></text:p>
          </table:table-cell>
          <table:table-cell table:style-name="ce67" office:value-type="string" calcext:value-type="string">
            <text:p><text:span text:style-name="T1">10</text:span><text:span text:style-name="T2">10</text:span></text:p>
          </table:table-cell>
          <table:table-cell table:style-name="ce67" office:value-type="string" calcext:value-type="string">
            <text:p><text:span text:style-name="T1">11</text:span><text:span text:style-name="T2">11</text:span></text:p>
          </table:table-cell>
          <table:table-cell table:style-name="ce67" office:value-type="string" calcext:value-type="string">
            <text:p><text:span text:style-name="T1">12</text:span><text:span text:style-name="T2">12</text:span></text:p>
          </table:table-cell>
          <table:table-cell table:style-name="ce79" table:number-columns-repeated="7"/>
          <table:table-cell table:number-columns-repeated="999"/>
        </table:table-row>
        <table:table-row table:style-name="ro2">
          <table:table-cell table:style-name="ce81" office:value-type="string" calcext:value-type="string">
            <text:p><text:span text:style-name="T1">1</text:span><text:span text:style-name="T2">1</text:span></text:p>
            <text:p><text:span text:style-name="T3">h</text:span></text:p>
          </table:table-cell>
          <table:table-cell table:style-name="ce5" office:value-type="string" calcext:value-type="string" table:number-columns-spanned="16" table:number-rows-spanned="1">
            <text:p><text:span text:style-name="T4">hinDi bhasa &amp; 8finger maths mein chemistry periodic tebl</text:span><text:span text:style-name="T5"> </text:span><text:span text:style-name="T6">#8fgrm</text:span><text:span text:style-name="T7"> </text:span><text:span text:style-name="T8">fb.com/8fgrm</text:span></text:p>
            <text:p><text:span text:style-name="T9">tvitter.com/etphor </text:span><text:span text:style-name="T10">Zava8.gitHub.io </text:span><text:span text:style-name="T11">fb.com/tmil584 </text:span><text:span text:style-name="T10">fb.com/Ztrabc</text:span></text:p>
          </table:table-cell>
          <table:covered-table-cell table:number-columns-repeated="15" table:style-name="ce5"/>
          <table:table-cell table:style-name="ce81" office:value-type="string" calcext:value-type="string">
            <text:p><text:span text:style-name="T1">2</text:span><text:span text:style-name="T2">2</text:span></text:p>
            <text:p><text:span text:style-name="T3">he</text:span></text:p>
          </table:table-cell>
          <table:table-cell table:number-columns-repeated="1006"/>
        </table:table-row>
        <table:table-row table:style-name="ro3">
          <table:table-cell table:style-name="ce81" office:value-type="string" calcext:value-type="string">
            <text:p><text:span text:style-name="T1">3</text:span><text:span text:style-name="T2">3</text:span></text:p>
            <text:p><text:span text:style-name="T3">li</text:span></text:p>
          </table:table-cell>
          <table:table-cell table:style-name="ce81" office:value-type="string" calcext:value-type="string">
            <text:p><text:span text:style-name="T1">4</text:span><text:span text:style-name="T2">4</text:span></text:p>
            <text:p><text:span text:style-name="T3">be</text:span></text:p>
          </table:table-cell>
          <table:table-cell table:style-name="ce8" office:value-type="string" calcext:value-type="string" table:number-columns-spanned="10" table:number-rows-spanned="2">
            <text:p><text:span text:style-name="T12">1hydrogen 2helium 3liThium 4berilium</text:span><text:span text:style-name="T13"> </text:span><text:span text:style-name="T14">5boron 6carbon 7nitrogen 8oxygen 9florine</text:span></text:p>
            <text:p><text:span text:style-name="T15">L-neon </text:span><text:span text:style-name="T16">J=sodium Q-magnesium </text:span><text:span text:style-name="T14">W-aluminium X-silicon Fphosphorus 10sulphur 11chlorine 12argon </text:span><text:span text:style-name="T16">13potassium 14calcium</text:span></text:p>
            <text:p><text:span text:style-name="T17">skTi vikrmn fiko nikuzn : </text:span><text:span text:style-name="T18">15scandium 16titanium 17vandanium 18chromium 19manganesium 1L-ferrous(iron) 1J-cobalt 1Q-nickle 1W-copper 1X-zinc</text:span></text:p>
          </table:table-cell>
          <table:covered-table-cell table:number-columns-repeated="9" table:style-name="ce8"/>
          <table:table-cell table:style-name="ce83" office:value-type="string" calcext:value-type="string">
            <text:p><text:span text:style-name="T1">5</text:span><text:span text:style-name="T2">5</text:span></text:p>
            <text:p><text:span text:style-name="T3">b</text:span></text:p>
          </table:table-cell>
          <table:table-cell table:style-name="ce83" office:value-type="string" calcext:value-type="string">
            <text:p><text:span text:style-name="T1">6</text:span><text:span text:style-name="T2">5</text:span></text:p>
            <text:p><text:span text:style-name="T3">c</text:span></text:p>
          </table:table-cell>
          <table:table-cell table:style-name="ce83" office:value-type="string" calcext:value-type="string">
            <text:p><text:span text:style-name="T1">7</text:span><text:span text:style-name="T2">7</text:span></text:p>
            <text:p><text:span text:style-name="T3">n</text:span></text:p>
          </table:table-cell>
          <table:table-cell table:style-name="ce83" office:value-type="string" calcext:value-type="string">
            <text:p><text:span text:style-name="T1">8</text:span><text:span text:style-name="T2">8</text:span></text:p>
            <text:p><text:span text:style-name="T3">o</text:span></text:p>
          </table:table-cell>
          <table:table-cell table:style-name="ce83" office:value-type="string" calcext:value-type="string">
            <text:p><text:span text:style-name="T1">9</text:span><text:span text:style-name="T2">9</text:span></text:p>
            <text:p><text:span text:style-name="T3">f</text:span></text:p>
          </table:table-cell>
          <table:table-cell table:style-name="ce83" office:value-type="string" calcext:value-type="string">
            <text:p><text:span text:style-name="T1">L</text:span><text:span text:style-name="T2">L</text:span></text:p>
            <text:p><text:span text:style-name="T3">ne</text:span></text:p>
          </table:table-cell>
          <table:table-cell table:number-columns-repeated="1006"/>
        </table:table-row>
        <table:table-row table:style-name="ro3">
          <table:table-cell table:style-name="ce81" office:value-type="string" calcext:value-type="string">
            <text:p><text:span text:style-name="T1">J</text:span><text:span text:style-name="T2">J</text:span></text:p>
            <text:p><text:span text:style-name="T3">na</text:span></text:p>
          </table:table-cell>
          <table:table-cell table:style-name="ce81" office:value-type="string" calcext:value-type="string">
            <text:p><text:span text:style-name="T1">Q</text:span><text:span text:style-name="T2">Q</text:span></text:p>
            <text:p><text:span text:style-name="T3">mg</text:span></text:p>
          </table:table-cell>
          <table:covered-table-cell table:number-columns-repeated="10" table:style-name="ce8"/>
          <table:table-cell table:style-name="ce83" office:value-type="string" calcext:value-type="string">
            <text:p><text:span text:style-name="T1">W</text:span><text:span text:style-name="T2">W</text:span></text:p>
            <text:p><text:span text:style-name="T3">al</text:span></text:p>
          </table:table-cell>
          <table:table-cell table:style-name="ce83" office:value-type="string" calcext:value-type="string">
            <text:p><text:span text:style-name="T1">X</text:span><text:span text:style-name="T2">X</text:span></text:p>
            <text:p><text:span text:style-name="T3">si</text:span></text:p>
          </table:table-cell>
          <table:table-cell table:style-name="ce83" office:value-type="string" calcext:value-type="string">
            <text:p><text:span text:style-name="T1">F</text:span><text:span text:style-name="T2">F</text:span></text:p>
            <text:p><text:span text:style-name="T3">p</text:span></text:p>
          </table:table-cell>
          <table:table-cell table:style-name="ce83" office:value-type="string" calcext:value-type="string">
            <text:p><text:span text:style-name="T1">10</text:span><text:span text:style-name="T2">10</text:span></text:p>
            <text:p><text:span text:style-name="T3">s</text:span></text:p>
          </table:table-cell>
          <table:table-cell table:style-name="ce83" office:value-type="string" calcext:value-type="string">
            <text:p><text:span text:style-name="T1">11</text:span><text:span text:style-name="T2">11</text:span></text:p>
            <text:p><text:span text:style-name="T3">cl</text:span></text:p>
          </table:table-cell>
          <table:table-cell table:style-name="ce83" office:value-type="string" calcext:value-type="string">
            <text:p><text:span text:style-name="T1">12</text:span><text:span text:style-name="T2">12</text:span></text:p>
            <text:p><text:span text:style-name="T3">ar</text:span></text:p>
          </table:table-cell>
          <table:table-cell table:number-columns-repeated="1006"/>
        </table:table-row>
        <table:table-row table:style-name="ro3">
          <table:table-cell table:style-name="ce81" office:value-type="string" calcext:value-type="string">
            <text:p><text:span text:style-name="T1">13</text:span><text:span text:style-name="T2">13</text:span></text:p>
            <text:p><text:span text:style-name="T3">k</text:span></text:p>
          </table:table-cell>
          <table:table-cell table:style-name="ce81" office:value-type="string" calcext:value-type="string">
            <text:p><text:span text:style-name="T1">14</text:span><text:span text:style-name="T2">14</text:span></text:p>
            <text:p><text:span text:style-name="T3">ca</text:span></text:p>
          </table:table-cell>
          <table:table-cell table:style-name="ce84" office:value-type="string" calcext:value-type="string">
            <text:p><text:span text:style-name="T1">15</text:span><text:span text:style-name="T2">15</text:span></text:p>
            <text:p><text:span text:style-name="T3">sc</text:span></text:p>
          </table:table-cell>
          <table:table-cell table:style-name="ce84" office:value-type="string" calcext:value-type="string">
            <text:p><text:span text:style-name="T1">16</text:span><text:span text:style-name="T2">16</text:span></text:p>
            <text:p><text:span text:style-name="T3">ti</text:span></text:p>
          </table:table-cell>
          <table:table-cell table:style-name="ce84" office:value-type="string" calcext:value-type="string">
            <text:p><text:span text:style-name="T1">17</text:span><text:span text:style-name="T2">17</text:span></text:p>
            <text:p><text:span text:style-name="T3">v</text:span></text:p>
          </table:table-cell>
          <table:table-cell table:style-name="ce84" office:value-type="string" calcext:value-type="string">
            <text:p><text:span text:style-name="T1">18</text:span><text:span text:style-name="T2">18</text:span></text:p>
            <text:p><text:span text:style-name="T3">cr</text:span></text:p>
          </table:table-cell>
          <table:table-cell table:style-name="ce84" office:value-type="string" calcext:value-type="string">
            <text:p><text:span text:style-name="T1">19</text:span><text:span text:style-name="T2">19</text:span></text:p>
            <text:p><text:span text:style-name="T3">mn</text:span></text:p>
          </table:table-cell>
          <table:table-cell table:style-name="ce84" office:value-type="string" calcext:value-type="string">
            <text:p><text:span text:style-name="T1">1L</text:span><text:span text:style-name="T2">1L</text:span></text:p>
            <text:p><text:span text:style-name="T3">fe</text:span></text:p>
          </table:table-cell>
          <table:table-cell table:style-name="ce84" office:value-type="string" calcext:value-type="string">
            <text:p><text:span text:style-name="T1">1J</text:span><text:span text:style-name="T2">1J</text:span></text:p>
            <text:p><text:span text:style-name="T3">co</text:span></text:p>
          </table:table-cell>
          <table:table-cell table:style-name="ce84" office:value-type="string" calcext:value-type="string">
            <text:p><text:span text:style-name="T1">1Q</text:span><text:span text:style-name="T2">1Q</text:span></text:p>
            <text:p><text:span text:style-name="T3">ni</text:span></text:p>
          </table:table-cell>
          <table:table-cell table:style-name="ce84" office:value-type="string" calcext:value-type="string">
            <text:p><text:span text:style-name="T1">1W</text:span><text:span text:style-name="T2">1W</text:span></text:p>
            <text:p><text:span text:style-name="T3">cu</text:span></text:p>
          </table:table-cell>
          <table:table-cell table:style-name="ce84" office:value-type="string" calcext:value-type="string">
            <text:p><text:span text:style-name="T1">1X</text:span><text:span text:style-name="T2">1X</text:span></text:p>
            <text:p><text:span text:style-name="T3">zn</text:span></text:p>
          </table:table-cell>
          <table:table-cell table:style-name="ce83" office:value-type="string" calcext:value-type="string">
            <text:p><text:span text:style-name="T1">1F</text:span><text:span text:style-name="T2">1F</text:span></text:p>
            <text:p><text:span text:style-name="T3">ga</text:span></text:p>
          </table:table-cell>
          <table:table-cell table:style-name="ce83" office:value-type="string" calcext:value-type="string">
            <text:p><text:span text:style-name="T1">20</text:span><text:span text:style-name="T2">20</text:span></text:p>
            <text:p><text:span text:style-name="T3">ge</text:span></text:p>
          </table:table-cell>
          <table:table-cell table:style-name="ce83" office:value-type="string" calcext:value-type="string">
            <text:p><text:span text:style-name="T1">21</text:span><text:span text:style-name="T2">21</text:span></text:p>
            <text:p><text:span text:style-name="T3">as</text:span></text:p>
          </table:table-cell>
          <table:table-cell table:style-name="ce83" office:value-type="string" calcext:value-type="string">
            <text:p><text:span text:style-name="T1">22</text:span><text:span text:style-name="T2">22</text:span></text:p>
            <text:p><text:span text:style-name="T3">se</text:span></text:p>
          </table:table-cell>
          <table:table-cell table:style-name="ce83" office:value-type="string" calcext:value-type="string">
            <text:p><text:span text:style-name="T1">23</text:span><text:span text:style-name="T2">23</text:span></text:p>
            <text:p><text:span text:style-name="T3">br</text:span></text:p>
          </table:table-cell>
          <table:table-cell table:style-name="ce83" office:value-type="string" calcext:value-type="string">
            <text:p><text:span text:style-name="T1">24</text:span><text:span text:style-name="T2">24</text:span></text:p>
            <text:p><text:span text:style-name="T3">kr</text:span></text:p>
          </table:table-cell>
          <table:table-cell table:number-columns-repeated="1006"/>
        </table:table-row>
        <table:table-row table:style-name="ro3">
          <table:table-cell table:style-name="ce81" office:value-type="string" calcext:value-type="string">
            <text:p><text:span text:style-name="T1">25</text:span><text:span text:style-name="T2">25</text:span></text:p>
            <text:p><text:span text:style-name="T3">rb</text:span></text:p>
          </table:table-cell>
          <table:table-cell table:style-name="ce81" office:value-type="string" calcext:value-type="string">
            <text:p><text:span text:style-name="T1">26</text:span><text:span text:style-name="T2">26</text:span></text:p>
            <text:p><text:span text:style-name="T3">sr</text:span></text:p>
          </table:table-cell>
          <table:table-cell table:style-name="ce84" office:value-type="string" calcext:value-type="string">
            <text:p><text:span text:style-name="T1">27</text:span><text:span text:style-name="T2">27</text:span></text:p>
            <text:p><text:span text:style-name="T3">y</text:span></text:p>
          </table:table-cell>
          <table:table-cell table:style-name="ce84" office:value-type="string" calcext:value-type="string">
            <text:p><text:span text:style-name="T1">28</text:span><text:span text:style-name="T2">28</text:span></text:p>
            <text:p><text:span text:style-name="T3">zr</text:span></text:p>
          </table:table-cell>
          <table:table-cell table:style-name="ce84" office:value-type="string" calcext:value-type="string">
            <text:p><text:span text:style-name="T1">29</text:span><text:span text:style-name="T2">29</text:span></text:p>
            <text:p><text:span text:style-name="T3">nb</text:span></text:p>
          </table:table-cell>
          <table:table-cell table:style-name="ce84" office:value-type="string" calcext:value-type="string">
            <text:p><text:span text:style-name="T1">2L</text:span><text:span text:style-name="T2">2L</text:span></text:p>
            <text:p><text:span text:style-name="T3">mo</text:span></text:p>
          </table:table-cell>
          <table:table-cell table:style-name="ce84" office:value-type="string" calcext:value-type="string">
            <text:p><text:span text:style-name="T1">2J</text:span><text:span text:style-name="T2">2J</text:span></text:p>
            <text:p><text:span text:style-name="T3">tc</text:span></text:p>
          </table:table-cell>
          <table:table-cell table:style-name="ce84" office:value-type="string" calcext:value-type="string">
            <text:p><text:span text:style-name="T1">2Q</text:span><text:span text:style-name="T2">2Q</text:span></text:p>
            <text:p><text:span text:style-name="T3">ru</text:span></text:p>
          </table:table-cell>
          <table:table-cell table:style-name="ce84" office:value-type="string" calcext:value-type="string">
            <text:p><text:span text:style-name="T1">2W</text:span><text:span text:style-name="T2">2W</text:span></text:p>
            <text:p><text:span text:style-name="T3">rh</text:span></text:p>
          </table:table-cell>
          <table:table-cell table:style-name="ce84" office:value-type="string" calcext:value-type="string">
            <text:p><text:span text:style-name="T1">2X</text:span><text:span text:style-name="T2">2X</text:span></text:p>
            <text:p><text:span text:style-name="T3">pd</text:span></text:p>
          </table:table-cell>
          <table:table-cell table:style-name="ce84" office:value-type="string" calcext:value-type="string">
            <text:p><text:span text:style-name="T1">2F</text:span><text:span text:style-name="T2">2F</text:span></text:p>
            <text:p><text:span text:style-name="T3">ag</text:span></text:p>
          </table:table-cell>
          <table:table-cell table:style-name="ce84" office:value-type="string" calcext:value-type="string">
            <text:p><text:span text:style-name="T1">30</text:span><text:span text:style-name="T2">30</text:span></text:p>
            <text:p><text:span text:style-name="T3">cd</text:span></text:p>
          </table:table-cell>
          <table:table-cell table:style-name="ce83" office:value-type="string" calcext:value-type="string">
            <text:p><text:span text:style-name="T1">31</text:span><text:span text:style-name="T2">31</text:span></text:p>
            <text:p><text:span text:style-name="T3">in</text:span></text:p>
          </table:table-cell>
          <table:table-cell table:style-name="ce83" office:value-type="string" calcext:value-type="string">
            <text:p><text:span text:style-name="T1">32</text:span><text:span text:style-name="T2">32</text:span></text:p>
            <text:p><text:span text:style-name="T3">sn</text:span></text:p>
          </table:table-cell>
          <table:table-cell table:style-name="ce83" office:value-type="string" calcext:value-type="string">
            <text:p><text:span text:style-name="T1">33</text:span><text:span text:style-name="T2">33</text:span></text:p>
            <text:p><text:span text:style-name="T3">sb</text:span></text:p>
          </table:table-cell>
          <table:table-cell table:style-name="ce83" office:value-type="string" calcext:value-type="string">
            <text:p><text:span text:style-name="T1">34</text:span><text:span text:style-name="T2">34</text:span></text:p>
            <text:p><text:span text:style-name="T3">te</text:span></text:p>
          </table:table-cell>
          <table:table-cell table:style-name="ce83" office:value-type="string" calcext:value-type="string">
            <text:p><text:span text:style-name="T1">35</text:span><text:span text:style-name="T2">35</text:span></text:p>
            <text:p><text:span text:style-name="T3">i</text:span></text:p>
          </table:table-cell>
          <table:table-cell table:style-name="ce83" office:value-type="string" calcext:value-type="string">
            <text:p><text:span text:style-name="T1">36</text:span><text:span text:style-name="T2">36</text:span></text:p>
            <text:p><text:span text:style-name="T3">xe</text:span></text:p>
          </table:table-cell>
          <table:table-cell table:number-columns-repeated="1006"/>
        </table:table-row>
        <table:table-row table:style-name="ro3">
          <table:table-cell table:style-name="ce81" office:value-type="string" calcext:value-type="string">
            <text:p><text:span text:style-name="T1">37</text:span><text:span text:style-name="T2">37</text:span></text:p>
            <text:p><text:span text:style-name="T3">cs</text:span></text:p>
          </table:table-cell>
          <table:table-cell table:style-name="ce81" office:value-type="string" calcext:value-type="string">
            <text:p><text:span text:style-name="T1">38</text:span><text:span text:style-name="T2">38</text:span></text:p>
            <text:p><text:span text:style-name="T3">ba</text:span></text:p>
          </table:table-cell>
          <table:table-cell table:style-name="ce85" office:value-type="string" calcext:value-type="string">
            <text:p><text:span text:style-name="T19">47</text:span><text:span text:style-name="T20">47</text:span></text:p>
            <text:p><text:span text:style-name="T21">lu</text:span></text:p>
          </table:table-cell>
          <table:table-cell table:style-name="ce84" office:value-type="string" calcext:value-type="string">
            <text:p><text:span text:style-name="T1">48</text:span><text:span text:style-name="T2">48</text:span></text:p>
            <text:p><text:span text:style-name="T3">hf</text:span></text:p>
          </table:table-cell>
          <table:table-cell table:style-name="ce84" office:value-type="string" calcext:value-type="string">
            <text:p><text:span text:style-name="T1">49</text:span><text:span text:style-name="T2">49</text:span></text:p>
            <text:p><text:span text:style-name="T3">ta</text:span></text:p>
          </table:table-cell>
          <table:table-cell table:style-name="ce84" office:value-type="string" calcext:value-type="string">
            <text:p><text:span text:style-name="T1">4L</text:span><text:span text:style-name="T2">4L</text:span></text:p>
            <text:p><text:span text:style-name="T3">w</text:span></text:p>
          </table:table-cell>
          <table:table-cell table:style-name="ce84" office:value-type="string" calcext:value-type="string">
            <text:p><text:span text:style-name="T1">4J</text:span><text:span text:style-name="T2">4J</text:span></text:p>
            <text:p><text:span text:style-name="T3">re</text:span></text:p>
          </table:table-cell>
          <table:table-cell table:style-name="ce84" office:value-type="string" calcext:value-type="string">
            <text:p><text:span text:style-name="T1">4Q</text:span><text:span text:style-name="T2">4Q</text:span></text:p>
            <text:p><text:span text:style-name="T3">os</text:span></text:p>
          </table:table-cell>
          <table:table-cell table:style-name="ce84" office:value-type="string" calcext:value-type="string">
            <text:p><text:span text:style-name="T1">4W</text:span><text:span text:style-name="T2">4W</text:span></text:p>
            <text:p><text:span text:style-name="T3">ir</text:span></text:p>
          </table:table-cell>
          <table:table-cell table:style-name="ce84" office:value-type="string" calcext:value-type="string">
            <text:p><text:span text:style-name="T1">4X</text:span><text:span text:style-name="T2">4X</text:span></text:p>
            <text:p><text:span text:style-name="T3">pt</text:span></text:p>
          </table:table-cell>
          <table:table-cell table:style-name="ce84" office:value-type="string" calcext:value-type="string">
            <text:p><text:span text:style-name="T1">4F</text:span><text:span text:style-name="T2">4F</text:span></text:p>
            <text:p><text:span text:style-name="T3">au</text:span></text:p>
          </table:table-cell>
          <table:table-cell table:style-name="ce84" office:value-type="string" calcext:value-type="string">
            <text:p><text:span text:style-name="T1">50</text:span><text:span text:style-name="T2">50</text:span></text:p>
            <text:p><text:span text:style-name="T3">hg</text:span></text:p>
          </table:table-cell>
          <table:table-cell table:style-name="ce83" office:value-type="string" calcext:value-type="string">
            <text:p><text:span text:style-name="T1">51</text:span><text:span text:style-name="T2">51</text:span></text:p>
            <text:p><text:span text:style-name="T3">ti</text:span></text:p>
          </table:table-cell>
          <table:table-cell table:style-name="ce83" office:value-type="string" calcext:value-type="string">
            <text:p><text:span text:style-name="T1">52</text:span><text:span text:style-name="T2">52</text:span></text:p>
            <text:p><text:span text:style-name="T3">pb</text:span></text:p>
          </table:table-cell>
          <table:table-cell table:style-name="ce83" office:value-type="string" calcext:value-type="string">
            <text:p><text:span text:style-name="T1">53</text:span><text:span text:style-name="T2">53</text:span></text:p>
            <text:p><text:span text:style-name="T3">bi</text:span></text:p>
          </table:table-cell>
          <table:table-cell table:style-name="ce83" office:value-type="string" calcext:value-type="string">
            <text:p><text:span text:style-name="T1">54</text:span><text:span text:style-name="T2">54</text:span></text:p>
            <text:p><text:span text:style-name="T3">po</text:span></text:p>
          </table:table-cell>
          <table:table-cell table:style-name="ce83" office:value-type="string" calcext:value-type="string">
            <text:p><text:span text:style-name="T1">55</text:span><text:span text:style-name="T2">55</text:span></text:p>
            <text:p><text:span text:style-name="T3">at</text:span></text:p>
          </table:table-cell>
          <table:table-cell table:style-name="ce83" office:value-type="string" calcext:value-type="string">
            <text:p><text:span text:style-name="T1">56</text:span><text:span text:style-name="T2">56</text:span></text:p>
            <text:p><text:span text:style-name="T3">rn</text:span></text:p>
          </table:table-cell>
          <table:table-cell table:number-columns-repeated="1006"/>
        </table:table-row>
        <table:table-row table:style-name="ro3">
          <table:table-cell table:style-name="ce81" office:value-type="string" calcext:value-type="string">
            <text:p><text:span text:style-name="T1">57</text:span><text:span text:style-name="T2">57</text:span></text:p>
            <text:p><text:span text:style-name="T3">fr</text:span></text:p>
          </table:table-cell>
          <table:table-cell table:style-name="ce81" office:value-type="string" calcext:value-type="string">
            <text:p><text:span text:style-name="T1">58</text:span><text:span text:style-name="T2">58</text:span></text:p>
            <text:p><text:span text:style-name="T3">ra</text:span></text:p>
          </table:table-cell>
          <table:table-cell table:style-name="ce85" office:value-type="string" calcext:value-type="string">
            <text:p><text:span text:style-name="T19">67</text:span><text:span text:style-name="T20">67</text:span></text:p>
            <text:p><text:span text:style-name="T21">lr</text:span></text:p>
          </table:table-cell>
          <table:table-cell table:style-name="ce84" office:value-type="string" calcext:value-type="string">
            <text:p><text:span text:style-name="T1">68</text:span><text:span text:style-name="T2">68</text:span></text:p>
            <text:p><text:span text:style-name="T3">rf</text:span></text:p>
          </table:table-cell>
          <table:table-cell table:style-name="ce84" office:value-type="string" calcext:value-type="string">
            <text:p><text:span text:style-name="T1">69</text:span><text:span text:style-name="T2">69</text:span></text:p>
            <text:p><text:span text:style-name="T3">db</text:span></text:p>
          </table:table-cell>
          <table:table-cell table:style-name="ce84" office:value-type="string" calcext:value-type="string">
            <text:p><text:span text:style-name="T1">6L</text:span><text:span text:style-name="T2">6L</text:span></text:p>
            <text:p><text:span text:style-name="T3">sg</text:span></text:p>
          </table:table-cell>
          <table:table-cell table:style-name="ce84" office:value-type="string" calcext:value-type="string">
            <text:p><text:span text:style-name="T1">6J</text:span><text:span text:style-name="T2">6J</text:span></text:p>
            <text:p><text:span text:style-name="T3">bh</text:span></text:p>
          </table:table-cell>
          <table:table-cell table:style-name="ce84" office:value-type="string" calcext:value-type="string">
            <text:p><text:span text:style-name="T1">6Q</text:span><text:span text:style-name="T2">6Q</text:span></text:p>
            <text:p><text:span text:style-name="T3">hs</text:span></text:p>
          </table:table-cell>
          <table:table-cell table:style-name="ce84" office:value-type="string" calcext:value-type="string">
            <text:p><text:span text:style-name="T1">6W</text:span><text:span text:style-name="T2">6W</text:span></text:p>
            <text:p><text:span text:style-name="T3">mt</text:span></text:p>
          </table:table-cell>
          <table:table-cell table:style-name="ce84" office:value-type="string" calcext:value-type="string">
            <text:p><text:span text:style-name="T1">6X</text:span><text:span text:style-name="T2">6X</text:span></text:p>
            <text:p><text:span text:style-name="T3">ds</text:span></text:p>
          </table:table-cell>
          <table:table-cell table:style-name="ce84" office:value-type="string" calcext:value-type="string">
            <text:p><text:span text:style-name="T1">6F</text:span><text:span text:style-name="T2">6F</text:span></text:p>
            <text:p><text:span text:style-name="T3">rg</text:span></text:p>
          </table:table-cell>
          <table:table-cell table:style-name="ce84" office:value-type="string" calcext:value-type="string">
            <text:p><text:span text:style-name="T1">70</text:span><text:span text:style-name="T2">70</text:span></text:p>
            <text:p><text:span text:style-name="T3">cn</text:span></text:p>
          </table:table-cell>
          <table:table-cell table:style-name="ce83" office:value-type="string" calcext:value-type="string">
            <text:p><text:span text:style-name="T1">71</text:span><text:span text:style-name="T2">71</text:span></text:p>
            <text:p><text:span text:style-name="T3">nh</text:span></text:p>
          </table:table-cell>
          <table:table-cell table:style-name="ce83" office:value-type="string" calcext:value-type="string">
            <text:p><text:span text:style-name="T1">72</text:span><text:span text:style-name="T2">72</text:span></text:p>
            <text:p><text:span text:style-name="T3">fl</text:span></text:p>
          </table:table-cell>
          <table:table-cell table:style-name="ce83" office:value-type="string" calcext:value-type="string">
            <text:p><text:span text:style-name="T1">73</text:span><text:span text:style-name="T2">73</text:span></text:p>
            <text:p><text:span text:style-name="T3">mc</text:span></text:p>
          </table:table-cell>
          <table:table-cell table:style-name="ce83" office:value-type="string" calcext:value-type="string">
            <text:p><text:span text:style-name="T1">74</text:span><text:span text:style-name="T2">74</text:span></text:p>
            <text:p><text:span text:style-name="T3">lv</text:span></text:p>
          </table:table-cell>
          <table:table-cell table:style-name="ce83" office:value-type="string" calcext:value-type="string">
            <text:p><text:span text:style-name="T1">75</text:span><text:span text:style-name="T2">75</text:span></text:p>
            <text:p><text:span text:style-name="T3">ts</text:span></text:p>
          </table:table-cell>
          <table:table-cell table:style-name="ce83" office:value-type="string" calcext:value-type="string">
            <text:p><text:span text:style-name="T1">76</text:span><text:span text:style-name="T2">76</text:span></text:p>
            <text:p><text:span text:style-name="T3">og</text:span></text:p>
          </table:table-cell>
          <table:table-cell table:number-columns-repeated="1006"/>
        </table:table-row>
        <table:table-row table:style-name="ro3">
          <table:table-cell table:style-name="ce69"/>
          <table:table-cell table:style-name="ce72"/>
          <table:table-cell table:style-name="ce11" office:value-type="string" calcext:value-type="string">
            <text:p><text:span text:style-name="T1">39</text:span><text:span text:style-name="T2">39</text:span></text:p>
            <text:p><text:span text:style-name="T3">la</text:span></text:p>
          </table:table-cell>
          <table:table-cell table:style-name="ce11" office:value-type="string" calcext:value-type="string">
            <text:p><text:span text:style-name="T1">3L</text:span><text:span text:style-name="T2">3L</text:span></text:p>
            <text:p><text:span text:style-name="T3">ce</text:span></text:p>
          </table:table-cell>
          <table:table-cell table:style-name="ce11" office:value-type="string" calcext:value-type="string">
            <text:p><text:span text:style-name="T1">3J</text:span><text:span text:style-name="T2">3J</text:span></text:p>
            <text:p><text:span text:style-name="T3">pr</text:span></text:p>
          </table:table-cell>
          <table:table-cell table:style-name="ce11" office:value-type="string" calcext:value-type="string">
            <text:p><text:span text:style-name="T1">3Q</text:span><text:span text:style-name="T2">3Q</text:span></text:p>
            <text:p><text:span text:style-name="T3">nd</text:span></text:p>
          </table:table-cell>
          <table:table-cell table:style-name="ce11" office:value-type="string" calcext:value-type="string">
            <text:p><text:span text:style-name="T1">3W</text:span><text:span text:style-name="T2">3W</text:span></text:p>
            <text:p><text:span text:style-name="T3">pm</text:span></text:p>
          </table:table-cell>
          <table:table-cell table:style-name="ce11" office:value-type="string" calcext:value-type="string">
            <text:p><text:span text:style-name="T1">3X</text:span><text:span text:style-name="T2">3X</text:span></text:p>
            <text:p><text:span text:style-name="T3">sm</text:span></text:p>
          </table:table-cell>
          <table:table-cell table:style-name="ce11" office:value-type="string" calcext:value-type="string">
            <text:p><text:span text:style-name="T1">3F</text:span><text:span text:style-name="T2">3F</text:span></text:p>
            <text:p><text:span text:style-name="T3">eu</text:span></text:p>
          </table:table-cell>
          <table:table-cell table:style-name="ce11" office:value-type="string" calcext:value-type="string">
            <text:p><text:span text:style-name="T1">40</text:span><text:span text:style-name="T2">40</text:span></text:p>
            <text:p><text:span text:style-name="T3">gd</text:span></text:p>
          </table:table-cell>
          <table:table-cell table:style-name="ce11" office:value-type="string" calcext:value-type="string">
            <text:p><text:span text:style-name="T1">41</text:span><text:span text:style-name="T2">41</text:span></text:p>
            <text:p><text:span text:style-name="T3">tb</text:span></text:p>
          </table:table-cell>
          <table:table-cell table:style-name="ce11" office:value-type="string" calcext:value-type="string">
            <text:p><text:span text:style-name="T1">42</text:span><text:span text:style-name="T2">42</text:span></text:p>
            <text:p><text:span text:style-name="T3">dy</text:span></text:p>
          </table:table-cell>
          <table:table-cell table:style-name="ce11" office:value-type="string" calcext:value-type="string">
            <text:p><text:span text:style-name="T1">43</text:span><text:span text:style-name="T2">43</text:span></text:p>
            <text:p><text:span text:style-name="T3">ho</text:span></text:p>
          </table:table-cell>
          <table:table-cell table:style-name="ce11" office:value-type="string" calcext:value-type="string">
            <text:p><text:span text:style-name="T1">44</text:span><text:span text:style-name="T2">44</text:span></text:p>
            <text:p><text:span text:style-name="T3">er</text:span></text:p>
          </table:table-cell>
          <table:table-cell table:style-name="ce11" office:value-type="string" calcext:value-type="string">
            <text:p><text:span text:style-name="T1">45</text:span><text:span text:style-name="T2">45</text:span></text:p>
            <text:p><text:span text:style-name="T3">tm</text:span></text:p>
          </table:table-cell>
          <table:table-cell table:style-name="ce11" office:value-type="string" calcext:value-type="string">
            <text:p><text:span text:style-name="T1">46</text:span><text:span text:style-name="T2">46</text:span></text:p>
            <text:p><text:span text:style-name="T3">yb</text:span></text:p>
          </table:table-cell>
          <table:table-cell table:style-name="ce72" table:number-columns-repeated="2"/>
          <table:table-cell table:number-columns-repeated="1006"/>
        </table:table-row>
        <table:table-row table:style-name="ro3">
          <table:table-cell table:style-name="ce69"/>
          <table:table-cell table:style-name="ce72"/>
          <table:table-cell table:style-name="ce11" office:value-type="string" calcext:value-type="string">
            <text:p><text:span text:style-name="T1">59</text:span><text:span text:style-name="T2">59</text:span></text:p>
            <text:p><text:span text:style-name="T3">Ac</text:span></text:p>
          </table:table-cell>
          <table:table-cell table:style-name="ce11" office:value-type="string" calcext:value-type="string">
            <text:p><text:span text:style-name="T1">5L</text:span><text:span text:style-name="T2">5L</text:span></text:p>
            <text:p><text:span text:style-name="T3">th</text:span></text:p>
          </table:table-cell>
          <table:table-cell table:style-name="ce11" office:value-type="string" calcext:value-type="string">
            <text:p><text:span text:style-name="T1">5J</text:span><text:span text:style-name="T2">5J</text:span></text:p>
            <text:p><text:span text:style-name="T3">pa</text:span></text:p>
          </table:table-cell>
          <table:table-cell table:style-name="ce11" office:value-type="string" calcext:value-type="string">
            <text:p><text:span text:style-name="T1">5Q</text:span><text:span text:style-name="T2">5Q</text:span></text:p>
            <text:p><text:span text:style-name="T3">u</text:span></text:p>
          </table:table-cell>
          <table:table-cell table:style-name="ce11" office:value-type="string" calcext:value-type="string">
            <text:p><text:span text:style-name="T1">5W</text:span><text:span text:style-name="T2">5W</text:span></text:p>
            <text:p><text:span text:style-name="T3">np</text:span></text:p>
          </table:table-cell>
          <table:table-cell table:style-name="ce11" office:value-type="string" calcext:value-type="string">
            <text:p><text:span text:style-name="T1">5X</text:span><text:span text:style-name="T2">5X</text:span></text:p>
            <text:p><text:span text:style-name="T3">pu</text:span></text:p>
          </table:table-cell>
          <table:table-cell table:style-name="ce11" office:value-type="string" calcext:value-type="string">
            <text:p><text:span text:style-name="T1">5F</text:span><text:span text:style-name="T2">5F</text:span></text:p>
            <text:p><text:span text:style-name="T3">am</text:span></text:p>
          </table:table-cell>
          <table:table-cell table:style-name="ce11" office:value-type="string" calcext:value-type="string">
            <text:p><text:span text:style-name="T1">60</text:span><text:span text:style-name="T2">60</text:span></text:p>
            <text:p><text:span text:style-name="T3">cm</text:span></text:p>
          </table:table-cell>
          <table:table-cell table:style-name="ce11" office:value-type="string" calcext:value-type="string">
            <text:p><text:span text:style-name="T1">61</text:span><text:span text:style-name="T2">61</text:span></text:p>
            <text:p><text:span text:style-name="T3">bk</text:span></text:p>
          </table:table-cell>
          <table:table-cell table:style-name="ce11" office:value-type="string" calcext:value-type="string">
            <text:p><text:span text:style-name="T1">62</text:span><text:span text:style-name="T2">62</text:span></text:p>
            <text:p><text:span text:style-name="T3">cf</text:span></text:p>
          </table:table-cell>
          <table:table-cell table:style-name="ce11" office:value-type="string" calcext:value-type="string">
            <text:p><text:span text:style-name="T1">63</text:span><text:span text:style-name="T2">63</text:span></text:p>
            <text:p><text:span text:style-name="T3">es</text:span></text:p>
          </table:table-cell>
          <table:table-cell table:style-name="ce11" office:value-type="string" calcext:value-type="string">
            <text:p><text:span text:style-name="T1">64</text:span><text:span text:style-name="T2">64</text:span></text:p>
            <text:p><text:span text:style-name="T3">fm</text:span></text:p>
          </table:table-cell>
          <table:table-cell table:style-name="ce11" office:value-type="string" calcext:value-type="string">
            <text:p><text:span text:style-name="T1">65</text:span><text:span text:style-name="T2">65</text:span></text:p>
            <text:p><text:span text:style-name="T3">md</text:span></text:p>
          </table:table-cell>
          <table:table-cell table:style-name="ce11" office:value-type="string" calcext:value-type="string">
            <text:p><text:span text:style-name="T1">66</text:span><text:span text:style-name="T2">66</text:span></text:p>
            <text:p><text:span text:style-name="T3">no</text:span></text:p>
          </table:table-cell>
          <table:table-cell table:style-name="ce72" table:number-columns-repeated="2"/>
          <table:table-cell table:number-columns-repeated="1006"/>
        </table:table-row>
        <table:table-row table:style-name="ro4" table:number-rows-repeated="5">
          <table:table-cell table:style-name="ce69"/>
          <table:table-cell table:style-name="ce72" table:number-columns-repeated="17"/>
          <table:table-cell table:number-columns-repeated="1006"/>
        </table:table-row>
        <table:table-row table:style-name="ro4" table:number-rows-repeated="9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mil54" svg:font-family="tmil54"/>
    <style:font-face style:name="tmil54binv" svg:font-family="tmil54binv"/>
    <style:font-face style:name="tmil58" svg:font-family="tmil58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¤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¤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¤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¤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¤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¤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 $ 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number:text> $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number:text> $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20pt" fo:font-style="normal" style:text-underline-style="none" fo:font-weight="normal" style:font-name-asian="Ari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20pt" fo:font-style="normal" fo:font-weight="normal"/>
    </style:style>
    <style:style style:name="Footnote" style:family="table-cell" style:parent-style-name="Text">
      <style:text-properties fo:color="#808080" fo:font-size="20pt" fo:font-style="italic" fo:font-weight="normal"/>
    </style:style>
    <style:style style:name="Hyperlink" style:family="table-cell" style:parent-style-name="Text">
      <style:text-properties fo:color="#0000ee" fo:font-size="2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2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0pt" fo:font-style="normal" fo:font-weight="normal"/>
    </style:style>
    <style:style style:name="Warning" style:family="table-cell" style:parent-style-name="Status">
      <style:text-properties fo:color="#cc0000" fo:font-size="2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20pt" fo:font-style="normal" fo:font-weight="bold"/>
    </style:style>
    <style:style style:name="Accent" style:family="table-cell" style:parent-style-name="Default">
      <style:text-properties fo:color="#000000" fo:font-size="2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2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2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20pt" fo:font-style="italic" style:text-underline-style="solid" style:text-underline-width="auto" style:text-underline-color="#000000" fo:font-weight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953in" fo:margin-bottom="0.2953in" fo:margin-left="0.748in" fo:margin-right="0.748in" fo:background-color="transparent" style:print-page-order="ttb" style:first-page-number="continue" style:scale-to="73%">
        <style:background-image/>
      </style:page-layout-properties>
      <style:header-style>
        <style:header-footer-properties fo:min-height="0.689in" fo:margin-left="0in" fo:margin-right="0in" fo:margin-bottom="0in"/>
      </style:header-style>
      <style:footer-style>
        <style:header-footer-properties fo:min-height="0.689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06:34:21.67747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config="urn:oasis:names:tc:opendocument:xmlns:config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>
    <meta:generator>LibreOffice/6.4.7.2$Linux_X86_64 LibreOffice_project/40$Build-2</meta:generator>
    <dc:date>2023-02-10T06:40:32.345229326</dc:date>
    <meta:editing-duration>PT14M35S</meta:editing-duration>
    <meta:editing-cycles>2</meta:editing-cycles>
    <meta:document-statistic meta:table-count="1" meta:cell-count="138" meta:object-count="0"/>
  </office:meta>
</office:document-meta>
</file>